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c09" officeooo:paragraph-rsid="001b5c0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5c09" officeooo:paragraph-rsid="001b5c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5c09" officeooo:paragraph-rsid="001b5c0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c37a0" officeooo:paragraph-rsid="001e27be"/>
    </style:style>
    <style:style style:name="P5" style:family="paragraph" style:parent-style-name="Standard">
      <style:paragraph-properties fo:text-align="start" style:justify-single-word="false"/>
      <style:text-properties officeooo:rsid="001e27be" officeooo:paragraph-rsid="001e27be"/>
    </style:style>
    <style:style style:name="P6" style:family="paragraph" style:parent-style-name="Standard">
      <style:paragraph-properties fo:text-align="start" style:justify-single-word="false"/>
      <style:text-properties officeooo:rsid="001e9894" officeooo:paragraph-rsid="001e9894"/>
    </style:style>
    <style:style style:name="P7" style:family="paragraph" style:parent-style-name="Standard">
      <style:paragraph-properties fo:text-align="center" style:justify-single-word="false"/>
      <style:text-properties officeooo:rsid="001b5c09" officeooo:paragraph-rsid="001b5c09"/>
    </style:style>
    <style:style style:name="P8" style:family="paragraph" style:parent-style-name="Standard">
      <style:paragraph-properties fo:text-align="start" style:justify-single-word="false"/>
      <style:text-properties officeooo:rsid="001f9fba" officeooo:paragraph-rsid="001f9fba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9fba" officeooo:paragraph-rsid="001f9fb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27be" officeooo:paragraph-rsid="001e27b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9894" officeooo:paragraph-rsid="001e989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d37a" officeooo:paragraph-rsid="0021d37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fba" officeooo:paragraph-rsid="001f9fb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c37a0" officeooo:paragraph-rsid="00211e26"/>
    </style:style>
    <style:style style:name="P15" style:family="paragraph" style:parent-style-name="Standard">
      <style:paragraph-properties fo:text-align="start" style:justify-single-word="false"/>
      <style:text-properties officeooo:rsid="00233d72" officeooo:paragraph-rsid="00233d72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33d72" officeooo:paragraph-rsid="00233d7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246884" officeooo:paragraph-rsid="00246884"/>
    </style:style>
    <style:style style:name="T1" style:family="text">
      <style:text-properties officeooo:rsid="001e9894"/>
    </style:style>
    <style:style style:name="T2" style:family="text">
      <style:text-properties officeooo:rsid="001f9f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d37a"/>
    </style:style>
    <style:style style:name="T5" style:family="text">
      <style:text-properties officeooo:rsid="00233d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pts 487 Milestone 1 Project Vision</text:p>
      <text:p text:style-name="P2"/>
      <text:p text:style-name="P2">Group C4</text:p>
      <text:p text:style-name="P1">Christian Burke</text:p>
      <text:p text:style-name="P1">James Nelson</text:p>
      <text:p text:style-name="P1">Hannah Bogen</text:p>
      <text:p text:style-name="P1">Hugh McGough</text:p>
      <text:p text:style-name="P1">Sean Inouye</text:p>
      <text:p text:style-name="P1"/>
      <text:p text:style-name="P13">Game Specifications</text:p>
      <text:p text:style-name="P14">This will be a side scroller with the player starting on the left side of the screen and moving to the right. The player will start out with a scrolling screen and can move around.</text:p>
      <text:p text:style-name="P17">The player will have 3 lives. Each hit to the player will result in a loss of a life. There will be a few second invincibility after each life lost.</text:p>
      <text:p text:style-name="P14"/>
      <text:p text:style-name="P13">Enemy Specifications</text:p>
      <text:p text:style-name="P8"><text:span text:style-name="T3">Enemy A: </text:span>10 health points, fire basic straight shots towards the player.</text:p>
      <text:p text:style-name="P8"><text:span text:style-name="T3">Enemy B: </text:span>30 health points, Shoots a shotgun type spray of bullets towards the player.</text:p>
      <text:p text:style-name="P8"><text:span text:style-name="T3">Mid Boss:</text:span> 200 health points, has two different shoot patterns. Shoot pattern A shoots straight out in all directions with reasonable distance between each bullet. Pattern B is shot with a spray of bullets more condensed and in the direction of the player. </text:p>
      <text:p text:style-name="P8"><text:span text:style-name="T3">Final Boss:</text:span> 400 health points, has three different shoot patterns. Pattern A shoots in a spiral form out from the boss. Pattern B shoots radially out from the boss and the bullets spin around the boss as they move out. Pattern C is an advanced spray with player seeking bullets, virtually appearing randomly shot out.</text:p>
      <text:p text:style-name="P8"/>
      <text:p text:style-name="P13">Game Time Frame</text:p>
      <text:p text:style-name="P9">Wave 1:</text:p>
      <text:p text:style-name="P4"><text:s/>After about five seconds grunt A’s will come from the top and bottom. <text:span text:style-name="T4">Some will shoot, some may not</text:span>. They will <text:span text:style-name="T2">fly around slowly and </text:span>make their way off in about 7 seconds <text:span text:style-name="T2">if not killed. While this is happening a grunt B which spawn and move around the right side of the screen shooting at the player. 3 seconds later grunt A’s will spawn and will shoot. </text:span></text:p>
      <text:p text:style-name="P10">Wave 2:</text:p>
      <text:p text:style-name="P5">Next there will be a short 2-3 second break before the next wave which will come with the same <text:span text:style-name="T1">Grunt A’s with the addition of a few more grunt B’s will spawn and shoot at the player. There will be an increase of grunt A’s in respects to the first wave.</text:span></text:p>
      <text:p text:style-name="P11">Wave 3:</text:p>
      <text:p text:style-name="P15">It will start with all grunt B’s and provide more of a challenge then wave 1 or 2. Grunt A’s will spawn and fly quickly through the screen with the majority of enemies being grunt B’s.</text:p>
      <text:p text:style-name="P11">Mid <text:span text:style-name="T4">B</text:span>oss:</text:p>
      <text:p text:style-name="P6">The midboss will <text:span text:style-name="T5">move in between attacks a short diagonal distance. Attacks will be happening about every .5-1 seconds. This will continue for about 60 seconds.</text:span></text:p>
      <text:p text:style-name="P12">Wave 4:</text:p>
      <text:p text:style-name="P16">Grunt A’s will flood the screen with a couple grunt B’s. They will all shoot at the player and provide more difficulty then all previous waves. This will last for about 20 seconds.</text:p>
      <text:p text:style-name="P12">Final Boss:</text:p>
      <text:p text:style-name="P16">The final boss will move similarly or the same as the mid boss. It will use firing patterns A and B for the first 45 seconds. Afterwards it will mix in pattern C and continue for another 50 se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35:04.334484549</meta:creation-date>
    <dc:date>2019-02-10T18:24:45.405887875</dc:date>
    <meta:editing-duration>PT28M5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480" meta:character-count="2594" meta:non-whitespace-character-count="2139"/>
  </office:meta>
</office:document-meta>
</file>